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783in"/>
    </style:style>
    <style:style style:name="co3" style:family="table-column">
      <style:table-column-properties fo:break-before="auto" style:column-width="2.7402in"/>
    </style:style>
    <style:style style:name="co4" style:family="table-column">
      <style:table-column-properties fo:break-before="auto" style:column-width="2.6571in"/>
    </style:style>
    <style:style style:name="co5" style:family="table-column">
      <style:table-column-properties fo:break-before="auto" style:column-width="4.1937in"/>
    </style:style>
    <style:style style:name="co6" style:family="table-column">
      <style:table-column-properties fo:break-before="auto" style:column-width="4.0984in"/>
    </style:style>
    <style:style style:name="co7" style:family="table-column">
      <style:table-column-properties fo:break-before="auto" style:column-width="2.5484in"/>
    </style:style>
    <style:style style:name="co8" style:family="table-column">
      <style:table-column-properties fo:break-before="auto" style:column-width="2.515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1.7965in" fo:break-before="auto" style:use-optimal-row-height="fals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style:font-size-asian="20pt" style:font-size-complex="20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d walk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DP TO PC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sage ID </text:p>
          </table:table-cell>
          <table:table-cell office:value-type="string" calcext:value-type="string">
            <text:p>Always 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table:style-name="ce3" office:value-type="string" calcext:value-type="string">
            <text:p>0: Do nothing</text:p>
            <text:p>1: Change dir</text:p>
            <text:p>2: File w content</text:p>
            <text:p>3: File w MD5</text:p>
            <text:p>4: End of Transmission</text:p>
          </table:table-cell>
          <table:table-cell/>
          <table:table-cell table:style-name="ce3" office:value-type="string" calcext:value-type="string">
            <text:p>Change dir:</text:p>
            <text:p>Byte 2 to end:</text:p>
            <text:p>0 terminated string</text:p>
          </table:table-cell>
          <table:table-cell table:style-name="ce3" office:value-type="string" calcext:value-type="string">
            <text:p>File w content:</text:p>
          </table:table-cell>
          <table:table-cell table:style-name="ce3" office:value-type="string" calcext:value-type="string">
            <text:p><text:span text:style-name="T1">File w MD5:</text:span></text:p>
            <text:p><text:span text:style-name="T1">Byte 2 to 18: 16 Bytes of MD5</text:span></text:p>
            <text:p><text:span text:style-name="T1">Byte 19 to end: file name 0 terminated</text:span></text:p>
          </table:table-cell>
          <table:table-cell table:number-columns-repeated="16376"/>
        </table:table-row>
        <table:table-row table:style-name="ro1" table:number-rows-repeated="7">
          <table:table-cell/>
          <table:table-cell table:style-name="Default"/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File W Content</text:p>
          </table:table-cell>
          <table:covered-table-cell/>
          <table:table-cell table:number-columns-repeated="2"/>
          <table:table-cell table:style-name="Default"/>
          <table:table-cell table:number-columns-repeated="1637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ile name end, </text:p>
            <text:p>Should be 0 at that byte</text:p>
          </table:table-cell>
          <table:table-cell table:number-columns-repeated="2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le content end</text:p>
          </table:table-cell>
          <table:table-cell table:number-columns-repeated="2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ename start</text:p>
          </table:table-cell>
          <table:table-cell table:number-columns-repeated="2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le content start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638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 file" table:style-name="ta1"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6381" table:default-cell-style-name="ce4"/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PC to DP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Usage ID</text:p>
          </table:table-cell>
          <table:table-cell office:value-type="string" calcext:value-type="string">
            <text:p>Always 5</text:p>
          </table:table-cell>
          <table:table-cell table:number-columns-repeated="1638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table:style-name="Default"/>
          <table:table-cell table:number-columns-repeated="1638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table:style-name="ce5" office:value-type="string" calcext:value-type="string">
            <text:p>OPEN FILE</text:p>
            <text:p>FOR READING</text:p>
          </table:table-cell>
          <table:table-cell table:number-columns-repeated="1638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File name start</text:p>
          </table:table-cell>
          <table:table-cell table:number-columns-repeated="1638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Zero terminated</text:p>
          </table:table-cell>
          <table:table-cell table:number-columns-repeated="16382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DP to PC</text:p>
          </table:table-cell>
          <table:table-cell table:number-columns-repeated="1638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Usage ID</text:p>
          </table:table-cell>
          <table:table-cell office:value-type="string" calcext:value-type="string">
            <text:p>Always 4</text:p>
          </table:table-cell>
          <table:table-cell table:number-columns-repeated="1638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table:style-name="Default"/>
          <table:table-cell table:number-columns-repeated="1638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esult</text:p>
          </table:table-cell>
          <table:table-cell table:style-name="ce5" office:value-type="string" calcext:value-type="string">
            <text:p>0 = Success</text:p>
            <text:p>All other = Fail</text:p>
          </table:table-cell>
          <table:table-cell table:number-columns-repeated="16381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4" table:number-rows-repeated="11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PC to DP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Usage ID</text:p>
          </table:table-cell>
          <table:table-cell office:value-type="string" calcext:value-type="string">
            <text:p>Always 5</text:p>
          </table:table-cell>
          <table:table-cell table:number-columns-repeated="1638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table:style-name="Default"/>
          <table:table-cell table:number-columns-repeated="1638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table:style-name="ce5" office:value-type="string" calcext:value-type="string">
            <text:p>Read File</text:p>
          </table:table-cell>
          <table:table-cell table:number-columns-repeated="16381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DP to PC</text:p>
          </table:table-cell>
          <table:table-cell table:number-columns-repeated="1638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Usage ID</text:p>
          </table:table-cell>
          <table:table-cell office:value-type="string" calcext:value-type="string">
            <text:p>Always 4</text:p>
          </table:table-cell>
          <table:table-cell table:number-columns-repeated="1638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esult</text:p>
          </table:table-cell>
          <table:table-cell table:style-name="ce5" office:value-type="string" calcext:value-type="string">
            <text:p>0 = Success</text:p>
            <text:p>All other = Fail</text:p>
          </table:table-cell>
          <table:table-cell table:number-columns-repeated="1638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ytes Read</text:p>
          </table:table-cell>
          <table:table-cell table:number-columns-repeated="1638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ntent start</text:p>
          </table:table-cell>
          <table:table-cell table:number-columns-repeated="1638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4" table:number-rows-repeated="104851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11:29:52.255000000</meta:creation-date>
    <meta:generator>LibreOffice/24.2.5.2$Windows_X86_64 LibreOffice_project/bffef4ea93e59bebbeaf7f431bb02b1a39ee8a59</meta:generator>
    <dc:date>2025-03-09T15:00:17.057000000</dc:date>
    <meta:editing-duration>P1DT3H32S</meta:editing-duration>
    <meta:editing-cycles>15</meta:editing-cycles>
    <meta:document-statistic meta:table-count="2" meta:cell-count="96" meta:object-count="0"/>
  </office:meta>
</office:document-meta>
</file>